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Знакпримечания" style:family="text">
      <style:text-properties style:font-name="Calibri" style:font-name-asian="Calibri" style:font-name-complex="Times New Roman" fo:font-weight="normal" style:font-weight-asian="normal" style:font-weight-complex="normal" style:use-window-font-color="true"/>
    </style:style>
    <style:style style:name="T4" style:parent-style-name="Знакпримечания" style:family="text">
      <style:text-properties style:font-name="Calibri" style:font-name-asian="Calibri" style:font-name-complex="Times New Roman" fo:font-weight="normal" style:font-weight-asian="normal" style:font-weight-complex="normal" style:use-window-font-color="true"/>
    </style:style>
    <style:style style:name="P5" style:parent-style-name="Абзацсписка" style:family="paragraph"/>
    <style:style style:name="P6" style:parent-style-name="Абзацсписка" style:family="paragraph"/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P9" style:parent-style-name="Абзацсписка" style:family="paragraph"/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Абзацсписка" style:family="paragraph"/>
    <style:style style:name="P13" style:parent-style-name="Абзацсписка" style:family="paragraph"/>
    <style:style style:name="P14" style:parent-style-name="Абзацсписка" style:family="paragraph"/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Абзацсписка" style:family="paragraph"/>
    <style:style style:name="P18" style:parent-style-name="Абзацсписка" style:family="paragraph"/>
    <style:style style:name="P19" style:parent-style-name="Абзацсписка" style:family="paragraph"/>
    <style:style style:name="T20" style:parent-style-name="Основнойшрифтабзаца" style:family="text">
      <style:text-properties fo:language="en" fo:country="US"/>
    </style:style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Абзацсписка" style:family="paragraph"/>
    <style:style style:name="T25" style:parent-style-name="Основнойшрифтабзаца" style:family="text">
      <style:text-properties fo:language="en" fo:country="US"/>
    </style:style>
    <style:style style:name="T26" style:parent-style-name="Гиперссылка" style:family="text">
      <style:text-properties fo:language="en" fo:country="US"/>
    </style:style>
    <style:style style:name="T27" style:parent-style-name="Гиперссылка" style:family="text">
      <style:text-properties fo:language="en" fo:country="US"/>
    </style:style>
    <style:style style:name="T28" style:parent-style-name="Гиперссылка" style:family="text">
      <style:text-properties fo:language="en" fo:country="US"/>
    </style:style>
    <style:style style:name="T29" style:parent-style-name="Гиперссылка" style:family="text">
      <style:text-properties fo:language="en" fo:country="US"/>
    </style:style>
    <style:style style:name="T30" style:parent-style-name="Гиперссылка" style:family="text">
      <style:text-properties fo:language="en" fo:country="US"/>
    </style:style>
    <style:style style:name="T31" style:parent-style-name="Гиперссылка" style:family="text">
      <style:text-properties fo:language="en" fo:country="US"/>
    </style:style>
    <style:style style:name="T32" style:parent-style-name="Гиперссылка" style:family="text">
      <style:text-properties fo:language="en" fo:country="US"/>
    </style:style>
    <style:style style:name="T33" style:parent-style-name="Гиперссылка" style:family="text">
      <style:text-properties fo:language="en" fo:country="US"/>
    </style:style>
    <style:style style:name="T34" style:parent-style-name="Гиперссылка" style:family="text">
      <style:text-properties fo:language="en" fo:country="US"/>
    </style:style>
    <style:style style:name="T35" style:parent-style-name="Гиперссылка" style:family="text">
      <style:text-properties fo:language="en" fo:country="US"/>
    </style:style>
    <style:style style:name="T36" style:parent-style-name="Гиперссылк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Абзацсписка" style:family="paragraph"/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Гиперссылк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P43" style:parent-style-name="Абзацсписка" style:family="paragraph"/>
    <style:style style:name="T44" style:parent-style-name="Основнойшрифтабзаца" style:family="text">
      <style:text-properties fo:language="en" fo:country="US"/>
    </style:style>
    <style:style style:name="T45" style:parent-style-name="Гиперссылк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Абзацсписка" style:family="paragraph"/>
    <style:style style:name="T48" style:parent-style-name="Основнойшрифтабзаца" style:family="text">
      <style:text-properties fo:language="en" fo:country="US"/>
    </style:style>
    <style:style style:name="T49" style:parent-style-name="Гиперссылк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Абзацсписка" style:family="paragraph"/>
    <style:style style:name="T52" style:parent-style-name="Основнойшрифтабзаца" style:family="text">
      <style:text-properties fo:language="en" fo:country="US"/>
    </style:style>
    <style:style style:name="T53" style:parent-style-name="Гиперссылк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Абзацсписка" style:family="paragraph"/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Гиперссылк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fo:language="en" fo:country="US"/>
    </style:style>
    <style:style style:name="T62" style:parent-style-name="Гиперссылк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fo:language="en" fo:country="US"/>
    </style:style>
    <style:style style:name="T66" style:parent-style-name="Гиперссылк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Абзацсписка" style:family="paragraph"/>
    <style:style style:name="T69" style:parent-style-name="Основнойшрифтабзаца" style:family="text">
      <style:text-properties fo:language="en" fo:country="US"/>
    </style:style>
    <style:style style:name="T70" style:parent-style-name="Гиперссылка" style:family="text">
      <style:text-properties fo:language="en" fo:country="US"/>
    </style:style>
    <style:style style:name="T71" style:parent-style-name="Гиперссылка" style:family="text">
      <style:text-properties fo:language="en" fo:country="US"/>
    </style:style>
    <style:style style:name="T72" style:parent-style-name="Гиперссылка" style:family="text">
      <style:text-properties fo:language="en" fo:country="US"/>
    </style:style>
    <style:style style:name="T73" style:parent-style-name="Гиперссылка" style:family="text">
      <style:text-properties fo:language="en" fo:country="US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font-style="italic" style:font-style-asian="italic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Абзацсписка" style:family="paragraph"/>
    <style:style style:name="T89" style:parent-style-name="Основнойшрифтабзаца" style:family="text">
      <style:text-properties fo:language="en" fo:country="US"/>
    </style:style>
    <style:style style:name="T90" style:parent-style-name="Гиперссылка" style:family="text">
      <style:text-properties fo:language="en" fo:country="US"/>
    </style:style>
    <style:style style:name="T91" style:parent-style-name="Гиперссылка" style:family="text">
      <style:text-properties fo:language="en" fo:country="US"/>
    </style:style>
    <style:style style:name="T92" style:parent-style-name="Гиперссылка" style:family="text">
      <style:text-properties fo:language="en" fo:country="US"/>
    </style:style>
    <style:style style:name="T93" style:parent-style-name="Гиперссылка" style:family="text">
      <style:text-properties fo:language="en" fo:country="US"/>
    </style:style>
    <style:style style:name="T94" style:parent-style-name="Гиперссылка" style:family="text">
      <style:text-properties fo:language="en" fo:country="US"/>
    </style:style>
    <style:style style:name="T95" style:parent-style-name="Гиперссылка" style:family="text">
      <style:text-properties fo:language="en" fo:country="US"/>
    </style:style>
    <style:style style:name="T96" style:parent-style-name="Гиперссылка" style:family="text">
      <style:text-properties fo:language="en" fo:country="US"/>
    </style:style>
    <style:style style:name="T97" style:parent-style-name="Гиперссылка" style:family="text">
      <style:text-properties fo:language="en" fo:country="US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Абзацсписка" style:family="paragraph"/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Знакпримечания" style:family="text">
      <style:text-properties style:font-name="Calibri" style:font-name-asian="Calibri" style:font-name-complex="Times New Roman" fo:font-weight="normal" style:font-weight-asian="normal" style:font-weight-complex="normal" style:use-window-font-color="true"/>
    </style:style>
    <style:style style:name="P126" style:parent-style-name="Абзацсписка" style:family="paragraph"/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Абзацсписка" style:family="paragraph"/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Абзацсписка" style:family="paragraph"/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Абзацсписка" style:family="paragraph"/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h text:style-name="P1" text:outline-level="1">Постановка задачи</text:h>
      <text:h text:style-name="Заголовок2" text:outline-level="2"><text:span text:style-name="T2">VBA</text:span><text:span text:style-name="T3"><office:annotation><dc:creator>Ашмарин</dc:creator><dc:date>2011-10-15T14:11:00</dc:date><text:p text:style-name="Текстпримечания">Думаю, стоит написать,<text:s/>как родилась эта тема.<text:s/>Как<text:s/>было хорошо раньше.</text:p></office:annotation></text:span></text:h>
      <text:h text:style-name="Заголовок2" text:outline-level="2">Терминология<text:span text:style-name="T4"><office:annotation><dc:creator>Ашмарин</dc:creator><dc:date>2011-10-15T13:58:00</dc:date><text:p text:style-name="Текстпримечания">Надо бы определиться с терминологией и использовать одинаковые термины сквозь весь документ.</text:p><text:p text:style-name="Текстпримечания">А то у меня уже путаница в тексте началась.</text:p></office:annotation></text:span></text:h>
      <text:h text:style-name="Заголовок1" text:outline-level="1">Основные требования к требуемому программному продукту</text:h>
      <text:list text:style-name="LFO8" text:continue-numbering="true">
        <text:list-item>
          <text:p text:style-name="P5">Возможность создания расширений для конечных пользователей.</text:p>
        </text:list-item>
        <text:list-item>
          <text:p text:style-name="P6">Простота использования.<text:line-break/>Не требует<text:s/><text:span text:style-name="T7">SDK</text:span><text:s/>и другого ПО для создания расширений. Вся работа происходит в среде разработки<text:s/><text:span text:style-name="T8">(IDE)</text:span>.</text:p>
        </text:list-item>
        <text:list-item>
          <text:p text:style-name="P9">Возможность работы как под<text:s/><text:span text:style-name="T10">x</text:span>86, так и под<text:s/><text:span text:style-name="T11">x</text:span>64<text:s/>архитектурами.</text:p>
        </text:list-item>
        <text:list-item>
          <text:p text:style-name="P12">Возможность отладки расширения.</text:p>
        </text:list-item>
        <text:list-item>
          <text:p text:style-name="P13">Доступ расширения к объектам расширяемого приложения, реакция на его события.<text:line-break/>При изменении удалении или добавлении объекта в хост приложении, расширение должно автоматически обновлять информацию о своем окружении.</text:p>
        </text:list-item>
        <text:list-item>
          <text:p text:style-name="P14">Доступ к библиотеке классов<text:s/>.<text:span text:style-name="T15">NET</text:span><text:s/><text:span text:style-name="T16">Framework</text:span>.</text:p>
        </text:list-item>
        <text:list-item>
          <text:p text:style-name="P17">Поддержка большого числа расширений и взаимодействие их друг с другом.</text:p>
        </text:list-item>
        <text:list-item>
          <text:p text:style-name="P18">Возможность разрешения зависимостей между расширениями.</text:p>
        </text:list-item>
        <text:list-item>
          <text:p text:style-name="P19">Удобные инструменты для написания кода<text:s/>(Аналогично<text:s/><text:span text:style-name="T20">IntelliSense</text:span>).</text:p>
        </text:list-item>
        <text:list-item>
          <text:p text:style-name="P21">Возможность сохранения расширений по усмотрению пользователя в базу данных, архив, папку и т. д.</text:p>
        </text:list-item>
        <text:list-item>
          <text:p text:style-name="P22">Динамическая загрузка и выгрузка расширений из адресного пространства<text:s/>хост<text:s/>приложения.</text:p>
        </text:list-item>
        <text:list-item>
          <text:p text:style-name="P23">Компиляция и перезагрузка расширения «на лету» (Не требуется перезапуск хост приложения)</text:p>
        </text:list-item>
        <text:list-item>
          <text:p text:style-name="P24">…</text:p>
        </text:list-item>
      </text:list>
      <text:h text:style-name="Заголовок1" text:outline-level="1">Обзор средств для построения расширяемых приложений на платформе<text:s/>.<text:span text:style-name="T25">NET</text:span></text:h>
      <text:h text:style-name="Заголовок2" text:outline-level="2">Плагины</text:h>
      <text:p text:style-name="Обычный"><text:a xlink:href="http://en.wikipedia.org/wiki/Plug-in_(computing)#Purpose_and_examples" office:target-frame-name="_top" xlink:show="replace"><text:span text:style-name="T26">http</text:span><text:span text:style-name="Гиперссылка">://</text:span><text:span text:style-name="T27">en</text:span><text:span text:style-name="Гиперссылка">.</text:span><text:span text:style-name="T28">wikipedia</text:span><text:span text:style-name="Гиперссылка">.</text:span><text:span text:style-name="T29">org</text:span><text:span text:style-name="Гиперссылка">/</text:span><text:span text:style-name="T30">wiki</text:span><text:span text:style-name="Гиперссылка">/</text:span><text:span text:style-name="T31">Plug</text:span><text:span text:style-name="Гиперссылка">-</text:span><text:span text:style-name="T32">in</text:span><text:span text:style-name="Гиперссылка">_(</text:span><text:span text:style-name="T33">computing</text:span><text:span text:style-name="Гиперссылка">)#</text:span><text:span text:style-name="T34">Purpose</text:span><text:span text:style-name="Гиперссылка">_</text:span><text:span text:style-name="T35">and</text:span><text:span text:style-name="Гиперссылка">_</text:span><text:span text:style-name="T36">examples</text:span></text:a></text:p>
      <text:h text:style-name="Заголовок3" text:outline-level="3">Существующие разработки для<text:s/>.<text:span text:style-name="T37">NET</text:span></text:h>
      <text:p text:style-name="Обычный">Крупные<text:s/>и средние<text:s/>проекты</text:p>
      <text:list text:style-name="LFO1" text:continue-numbering="true">
        <text:list-item>
          <text:p text:style-name="P38"><text:span text:style-name="T39">AL Platform</text:span><text:span text:style-name="T40"><text:s/>(</text:span><text:a xlink:href="http://www.agile-sys.com/productsA.php" office:target-frame-name="_top" xlink:show="replace"><text:span text:style-name="T41">http://www.agile-sys.com/productsA.php</text:span></text:a><text:span text:style-name="T42">)</text:span></text:p>
        </text:list-item>
        <text:list-item>
          <text:p text:style-name="P43"><text:span text:style-name="T44">MEF (</text:span><text:a xlink:href="http://mef.codeplex.com/" office:target-frame-name="_top" xlink:show="replace"><text:span text:style-name="T45">http://mef.codeplex.com/</text:span></text:a><text:span text:style-name="T46">)</text:span></text:p>
        </text:list-item>
        <text:list-item>
          <text:p text:style-name="P47"><text:span text:style-name="T48">Plux.NET (</text:span><text:a xlink:href="http://ase.jku.at/plux/index.html" office:target-frame-name="_top" xlink:show="replace"><text:span text:style-name="T49">http://ase.jku.at/plux/index.html</text:span></text:a><text:span text:style-name="T50">)</text:span></text:p>
        </text:list-item>
        <text:list-item>
          <text:p text:style-name="P51"><text:span text:style-name="T52">Mono.Addins (</text:span><text:a xlink:href="http://monoaddins.codeplex.com/" office:target-frame-name="_top" xlink:show="replace"><text:span text:style-name="T53">http://monoaddins.codeplex.com/</text:span></text:a><text:span text:style-name="T54">)</text:span></text:p>
        </text:list-item>
        <text:list-item>
          <text:p text:style-name="P55"><text:span text:style-name="T56">Compact Plugs &amp; Compact Injection<text:s/></text:span><text:span text:style-name="T57">(</text:span><text:a xlink:href="http://compactplugs.codeplex.com/" office:target-frame-name="_top" xlink:show="replace"><text:span text:style-name="T58">http://compactplugs.codeplex.com/</text:span></text:a><text:span text:style-name="T59">)</text:span></text:p>
        </text:list-item>
      </text:list>
      <text:p text:style-name="Обычный">Маленькие,<text:s/>учебные<text:s/>проекты, тестовые примеры</text:p>
      <text:soft-page-break/>
      <text:list text:style-name="LFO4" text:continue-numbering="true">
        <text:list-item>
          <text:p text:style-name="P60"><text:span text:style-name="T61">.NET Based Add-in/Plug-in Framework with Dynamic Toolbars and Menus (</text:span><text:a xlink:href="http://www.codeproject.com/KB/macros/Net_AddinProjFrmwork.aspx" office:target-frame-name="_top" xlink:show="replace"><text:span text:style-name="T62">http://www.codeproject.com/KB/macros/Net_AddinProjFrmwork.aspx</text:span></text:a><text:span text:style-name="T63">)</text:span></text:p>
        </text:list-item>
        <text:list-item>
          <text:p text:style-name="P64"><text:span text:style-name="T65">AddIn Enabled Applications (</text:span><text:a xlink:href="http://www.codeproject.com/KB/dotnet/AddInModel.aspx" office:target-frame-name="_top" xlink:show="replace"><text:span text:style-name="T66">http://www.codeproject.com/KB/dotnet/AddInModel.aspx</text:span></text:a><text:span text:style-name="T67">)</text:span></text:p>
        </text:list-item>
      </text:list>
      <text:p text:style-name="Обычный">Отдельно стоит упомянуть</text:p>
      <text:list text:style-name="LFO6" text:continue-numbering="true">
        <text:list-item>
          <text:p text:style-name="P68"><text:span text:style-name="T69">SDA</text:span><text:s/>(<text:a xlink:href="http://laputa.sharpdevelop.net/AnnouncingSharpDevelopForApplicationsSDA.aspx" office:target-frame-name="_top" xlink:show="replace"><text:span text:style-name="T70">http</text:span><text:span text:style-name="Гиперссылка">://</text:span><text:span text:style-name="T71">laputa</text:span><text:span text:style-name="Гиперссылка">.</text:span><text:span text:style-name="T72">sharpdevelop</text:span><text:span text:style-name="Гиперссылка">.</text:span><text:span text:style-name="T73">net</text:span><text:span text:style-name="Гиперссылка">/</text:span><text:span text:style-name="T74">AnnouncingSharpDevelopForApplicationsSDA</text:span><text:span text:style-name="Гиперссылка">.</text:span><text:span text:style-name="T75">aspx</text:span></text:a>)<text:line-break/><text:span text:style-name="T76">SDA</text:span><text:s/>(<text:span text:style-name="T77">SharpDevelop</text:span><text:s text:c="2"/><text:span text:style-name="T78">for</text:span><text:s/><text:span text:style-name="T79">applications</text:span>),<text:s/>Набор<text:s/>инструментов, позволяющий построить собственное приложение на основе ядра<text:s/><text:span text:style-name="T80">SharpDevelop</text:span>. Это приложение может получить «в наследство» многие возможности самого<text:s/><text:span text:style-name="T81">SharpDevelop</text:span>, в том числе и возможность написания плагинов. (<text:span text:style-name="T82">SharpDevelop Addins</text:span>)</text:p>
        </text:list-item>
      </text:list>
      <text:p text:style-name="Обычный">Все вышеперечисленные инструменты, платформы и библиотеки не решают поставленную задачу, а именно предоставление создания расширений<text:s/><text:span text:style-name="T83">конечному пользователю</text:span><text:s/>приложения. Их основная цель – дать разработчику ПО возможность сделать свое приложение более гибким, но в то же время не перегруженным функционалом, который для многих пользователей окажется попросту не нужным. Яркий пример подобных приложений – интернет браузеры<text:s/><text:span text:style-name="T84">Mozilla</text:span><text:s/><text:span text:style-name="T85">Firefox</text:span><text:s/>и<text:s/><text:span text:style-name="T86">Google</text:span><text:s/><text:span text:style-name="T87">Chrome</text:span>.<text:s/>Изначально довольно аскетичные, они могут при помощи плагинов получать функционал, удовлетворяющий даже самого требовательного пользователя.</text:p>
      <text:h text:style-name="Заголовок2" text:outline-level="2">Разработки, позволяющие встраивать в приложение возможность расширения базового функционала конечными пользователями</text:h>
      <text:list text:style-name="LFO7" text:continue-numbering="true">
        <text:list-item>
          <text:p text:style-name="P88"><text:span text:style-name="T89">VSTA</text:span><text:s/>(<text:a xlink:href="http://www.microsoft.com/download/en/details.aspx?id=5804#overview" office:target-frame-name="_top" xlink:show="replace"><text:span text:style-name="T90">http</text:span><text:span text:style-name="Гиперссылка">://</text:span><text:span text:style-name="T91">www</text:span><text:span text:style-name="Гиперссылка">.</text:span><text:span text:style-name="T92">microsoft</text:span><text:span text:style-name="Гиперссылка">.</text:span><text:span text:style-name="T93">com</text:span><text:span text:style-name="Гиперссылка">/</text:span><text:span text:style-name="T94">download</text:span><text:span text:style-name="Гиперссылка">/</text:span><text:span text:style-name="T95">en</text:span><text:span text:style-name="Гиперссылка">/</text:span><text:span text:style-name="T96">details</text:span><text:span text:style-name="Гиперссылка">.</text:span><text:span text:style-name="T97">aspx</text:span><text:span text:style-name="Гиперссылка">?</text:span><text:span text:style-name="T98">id</text:span><text:span text:style-name="Гиперссылка">=5804#</text:span><text:span text:style-name="T99">overview</text:span></text:a>)<text:line-break/><text:span text:style-name="T100">Visual</text:span><text:s/><text:span text:style-name="T101">Studio</text:span><text:s/><text:span text:style-name="T102">Tools</text:span><text:s/><text:span text:style-name="T103">for</text:span><text:s/><text:span text:style-name="T104">Applications</text:span><text:s/>–<text:s/>мощный<text:s/>набор<text:s/>инструментов,<text:s/>пришедший<text:s/>на замену<text:s/><text:span text:style-name="T105">VBA</text:span><text:s/>и имеющий схожий набор возможностей.</text:p>
        </text:list-item>
        <text:list-item>
          <text:p text:style-name="P106"><text:span text:style-name="T107">VSTO</text:span><text:s/>(<text:a xlink:href="http://www.microsoft.com/download/en/details.aspx?displaylang=en&amp;id=24263#overview" office:target-frame-name="_top" xlink:show="replace"><text:span text:style-name="Гиперссылка">http://www.microsoft.com/download/en/details.aspx?displaylang=en&amp;id=24263#overview</text:span></text:a>)<text:line-break/>То же, что и<text:s/><text:span text:style-name="T108">VSTA</text:span>, используется как замена<text:s/><text:span text:style-name="T109">VBA</text:span><text:s/>в поздних версиях<text:s/><text:span text:style-name="T110">Microsoft</text:span><text:s/><text:span text:style-name="T111">Office</text:span>.</text:p>
        </text:list-item>
      </text:list>
      <text:p text:style-name="Обычный">Рассмотрим эти решения подробнее.</text:p>
      <text:h text:style-name="Заголовок3" text:outline-level="3"><text:span text:style-name="T112">VSTO</text:span></text:h>
      <text:p text:style-name="Обычный">Внутренняя разработка компании<text:s/><text:span text:style-name="T113">Microsoft</text:span>.<text:s/>Ее использование в сторонних приложениях невозможно. Для этих целей существует второй проект –<text:s/><text:span text:style-name="T114">VSTA</text:span>.<text:s/>Подробно рассматривать возможности<text:s/><text:span text:style-name="T115">VSTO</text:span><text:s/>в рамках этой работы не имеет смысла.<text:s/></text:p>
      <text:h text:style-name="Заголовок3" text:outline-level="3"><text:span text:style-name="T116">VSTA</text:span></text:h>
      <text:p text:style-name="Обычный">Поначалу<text:s/>именно<text:s/><text:span text:style-name="T117">VSTA</text:span><text:s/>была выбрана, как замена<text:s/><text:span text:style-name="T118">VBA</text:span>.</text:p>
      <text:p text:style-name="Обычный">Была разработана методика внедрения<text:s/>инструментов<text:s/><text:span text:style-name="T119">VSTA</text:span><text:s/>в существующее приложение. В рамках работы были решены проблемы взаимодействия<text:s/><text:span text:style-name="T120">VSTA</text:span><text:s/><text:span text:style-name="T121">IDE</text:span><text:s/>и хост приложения, такие как программное управление, реакция на события, реализация отладки расширения. Так же была решены проблема использования механизмов<text:s/><text:span text:style-name="T122">VSTA</text:span><text:s/>без изменения объектной модели и архитектуры хост приложения<text:span text:style-name="Знакпримечания"><office:annotation><dc:creator>Ашмарин</dc:creator><dc:date>2011-10-15T14:10:00</dc:date><text:p text:style-name="Текстпримечания">Подробнее про косяки<text:s/>интеграции<text:s/>или не стоит?</text:p></office:annotation></text:span>.</text:p>
      <text:p text:style-name="Обычный">В конце концов,<text:s/><text:span text:style-name="T123">Microsoft</text:span><text:s/>отказалась лицензировать<text:s/><text:span text:style-name="T124">VSTA,</text:span><text:s/>и закрыло этот проект для сторонних фирм-разработчиков ПО.</text:p>
      <text:soft-page-break/>
      <text:h text:style-name="Заголовок2" text:outline-level="2">Технологии, библиотеки и инструменты, позволяющие реализовать расширяемое приложение<text:span text:style-name="T125"><office:annotation><dc:creator>Ашмарин</dc:creator><dc:date>2011-10-15T14:05:00</dc:date><text:p text:style-name="Текстпримечания">Пока лучше не трогать этот раздел, а разобраться с введением.</text:p></office:annotation></text:span></text:h>
      <text:list text:style-name="LFO5" text:continue-numbering="true">
        <text:list-item>
          <text:p text:style-name="P126"><text:span text:style-name="T127">System</text:span>.<text:span text:style-name="T128">Addin</text:span></text:p>
        </text:list-item>
        <text:list-item>
          <text:p text:style-name="P129">.<text:span text:style-name="T130">NET</text:span><text:s/><text:span text:style-name="T131">Reflection</text:span><text:s/>/<text:s/><text:span text:style-name="T132">Remoting</text:span></text:p>
        </text:list-item>
        <text:list-item>
          <text:p text:style-name="P133"><text:span text:style-name="T134">Mono Cecil (</text:span>?<text:span text:style-name="T135">)</text:span></text:p>
        </text:list-item>
        <text:list-item>
          <text:p text:style-name="P136"><text:span text:style-name="T137">Iron Python (</text:span>?<text:span text:style-name="T138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apple-style-span" style:display-name="apple-style-span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pple-converted-space" style:display-name="apple-converted-space" style:family="text" style:parent-style-name="Основнойшрифтабзаца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шмарин</meta:initial-creator>
    <dc:creator>Ашмарин</dc:creator>
    <meta:creation-date>2011-10-15T08:43:00Z</meta:creation-date>
    <dc:date>2011-10-15T10:14:00Z</dc:date>
    <meta:template xlink:href="Normal" xlink:type="simple"/>
    <meta:editing-cycles>75</meta:editing-cycles>
    <meta:editing-duration>PT5280S</meta:editing-duration>
    <meta:document-statistic meta:page-count="3" meta:paragraph-count="10" meta:word-count="748" meta:character-count="5003" meta:row-count="35" meta:non-whitespace-character-count="4265"/>
  </office:meta>
</office:document-meta>
</file>